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10.57mm"/>
    </style:style>
    <style:style style:name="co3" style:family="table-column">
      <style:table-column-properties fo:break-before="auto" style:column-width="17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276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7002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6709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310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981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1527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150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15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7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82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55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34718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0938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0.9383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69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2763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094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6286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1879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9053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1.5412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2101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6599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3697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8382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3502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0425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5667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.5244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6.2979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7.3046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3943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845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5523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9091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82694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742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0853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5751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7643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5949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97715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2838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5943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8357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2625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5549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783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2136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540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.1347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696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6683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3959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9220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0489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81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9741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8487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7206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7561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3378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4842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7294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04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945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79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937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43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505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2.6372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3.6014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48618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318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59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914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505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1997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3133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7832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932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1088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5897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2499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5553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0314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88511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9979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6045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8985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438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118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218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3391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03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0127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3.596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9.79856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377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635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2819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0234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3.923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8.918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1.32879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64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950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48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1063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1884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512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6591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822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537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590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2435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552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9297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388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27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524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9326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80463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9945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3106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5383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7588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07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.6446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2.46233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float" office:value="22445" calcext:value-type="float">
            <text:p>2244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4.88208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1009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757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893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889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880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900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2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9907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328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6308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36553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94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7551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5599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6165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7705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8631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9592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4.9336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74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043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1.5926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701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6.5981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5878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4662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7345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8744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8350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96995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0.32131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2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7358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0553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498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8719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1873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282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3579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554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706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377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10705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5227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822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90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9071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941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9423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7703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2692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7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174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942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2014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1646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9872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985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2922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9996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2456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2882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4038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7659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90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891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469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06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5979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1.8551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477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1717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8289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1298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3381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9625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873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483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635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406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837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6669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05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749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787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80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754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5478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689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656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4931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511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1761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3754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6261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5786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0944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4040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6874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113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4990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8206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7692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2525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448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309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673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27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200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346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3895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6679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983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731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794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107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371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979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0606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6269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3822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0571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7600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360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415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549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929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757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896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7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72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49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67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91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1.6439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652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3011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700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4.8257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0550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5264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7.8354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7.9703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7.682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605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364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090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674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491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96391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75116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2000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35088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3143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08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86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00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806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0.9816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3.9084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2350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0099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2992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3.2008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0.5042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813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88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24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55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53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99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54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0612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903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339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090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915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6797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6588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24178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383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float" office:value="89153" calcext:value-type="float">
            <text:p>8915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4579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88867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29884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6911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067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551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120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.7583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56538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1260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4072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8537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20791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6610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197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566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4396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014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1673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1617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7439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7910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1065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1744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8.0165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410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946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573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187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375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97935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05094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2833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6540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9805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52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38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72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154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9.2077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56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58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3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61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0743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4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4890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5635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965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817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845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0301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46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49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61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64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64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419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763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8.4137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6.85877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0.7685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8607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0155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09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1373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7587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2.8929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9906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9.1306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0763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595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61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56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6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50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289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14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7773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9378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1013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2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15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04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18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1.2325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035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1469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803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3942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8215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9981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8.86074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561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683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4.9602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5001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337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787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775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8065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838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841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86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3310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8041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4101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4541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8807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2315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257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7243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5.3942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7109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4.8566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.4867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.131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.9625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7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516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56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124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76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78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89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65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37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51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007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75978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453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09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455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840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027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4565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0514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1075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8687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3.1807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0868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232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4259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2477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0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1233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4.6643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31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7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5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14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18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88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694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425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089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595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345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658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7148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0256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1779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3667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7251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9796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12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2.0038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5.9936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2.3871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8.7485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.7566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.1798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4.9881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6080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8402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5782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717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2343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5627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647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820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822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557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1.6457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5.0472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1.8608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0963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.40235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4124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7302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1162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2179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3769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8301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6.446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56007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2137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2668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369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697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70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74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10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56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28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861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4263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2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057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428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868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941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060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075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214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27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347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477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30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3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68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8103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1721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.0550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2553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0452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3398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5476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7507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8561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2082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75017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0824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2757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274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058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984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878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704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600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.5626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.2884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.6675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1792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9039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5913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485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9685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211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260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13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211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242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529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9917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6183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4564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5231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3542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7.0958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7.95525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9612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1654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.7937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208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297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503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46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014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5501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1385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4931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97154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4784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9107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6.2030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.2453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82997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52563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062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.8710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2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31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47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176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26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363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201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164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5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6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5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58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771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067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459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017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4725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113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857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99489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3037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4734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7770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4173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4660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1795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87411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101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64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956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867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0631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4022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4861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0.9707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314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21229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3492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58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5726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1966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4975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0331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8913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6576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256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914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2512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958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061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3538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076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6529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3904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363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522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506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056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68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67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87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04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0234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54344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3687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9608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5130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065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487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312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708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359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4281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65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135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135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168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115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172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9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3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7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7.88075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549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7294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139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36792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01792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2.3188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8625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959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972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0351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float" office:value="99709" calcext:value-type="float">
            <text:p>9970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777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2006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5428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2137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.3650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.0553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6188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5.7023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4.2980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4.33124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1109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261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643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3090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384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722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5614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1641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9.8910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0474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4.7785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7909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28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632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0063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4.599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6703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217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32642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7359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868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265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532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792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448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8.4956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8.8017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4.1309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5596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6984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2577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2585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2790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663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3.6277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3.7296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.9036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62599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626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7052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5442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4248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9.871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92416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6257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float" office:value="52815" calcext:value-type="float">
            <text:p>5281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2209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53143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7175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8011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889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85646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027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74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111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560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612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482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049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3929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1143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7045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9316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2491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1919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126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420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509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670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715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9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860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655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923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6187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1570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7500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7.0397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5307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6257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779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8991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862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53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50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925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22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4596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float" office:value="84648" calcext:value-type="float">
            <text:p>8464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0555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3508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6406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286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042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57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99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568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050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0288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.7474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3.9334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3.95523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362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61406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73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4451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1497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5131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5858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854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0359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2542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4257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2571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7262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4450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633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668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691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693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714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3.6400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2503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929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010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038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381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405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5.7181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0.7966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3.4718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451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188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057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104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5153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791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2842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3178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3548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1533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161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62719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3.5753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0083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8294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324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5505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2602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.08437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8578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6724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07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287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417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558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960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6630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6139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645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1410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791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8834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8582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6293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.0668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4280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1275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37066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9.8143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9.7144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98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9584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9730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3617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7321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0043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63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5975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9895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2840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8180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9936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2173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6557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050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129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86716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14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530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116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19983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130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297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7408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445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9.78773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765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71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262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401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967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756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758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8686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5070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57711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8486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1472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3756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20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925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0082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5851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160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14322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0819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9356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4.1484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0.0369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8822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3730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03992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6.5997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7.2191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675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696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7737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4873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26225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8086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7455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9472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8.5663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9.152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0.6426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4.2091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945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324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869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122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369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69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29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047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6489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5039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216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9447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754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64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000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447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16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959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638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359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238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604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61572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6959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4561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2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6961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0935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241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1865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2832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788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370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5351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5010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789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783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926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372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9441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3.209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598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8193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778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98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15326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578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89594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9.4784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288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665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9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31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55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1199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419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356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80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99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81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6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9664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9.77147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7.523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6027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527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8582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7014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2241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2505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1477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3210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76413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79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784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402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802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198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279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949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824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474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63438" calcext:value-type="float">
            <text:p>6343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5477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3557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6492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4.9606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9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0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0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10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2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136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84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99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134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2578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611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981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775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09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834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6792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6333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6.47518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5584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4311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17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203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26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222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735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0259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157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5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291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53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5254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1974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0590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6167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5548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65024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15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392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039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634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250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459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44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2341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00647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674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637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286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39653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78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450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3357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869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314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033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119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15797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100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395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6.8046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5.3145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5.7052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8.3099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3.0206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38801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0246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112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54505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10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943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537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035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6624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87327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58286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8798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5424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6354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3524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605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527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57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869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185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493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533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549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549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5715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4.0896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66654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1423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8397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3541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3922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6971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7.1810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9.3268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2.1468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2.0992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.0464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9.4671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3.0624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2593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6777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1974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5921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9852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053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3426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5573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7828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95296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86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25943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718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5850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6323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0761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0800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0859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1268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20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88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78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6.5956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1899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1578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3699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918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910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023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80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078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3.1117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1739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0925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759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8135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040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6811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0259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1150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4710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555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278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716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224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029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22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9628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5558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722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85962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88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7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72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773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595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6419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9113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1906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4478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682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3038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96988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268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570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8022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700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688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654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87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185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2931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2154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0160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7623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84418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0858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66179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4379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6781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92513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6896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3720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7714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7506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0636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231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3105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130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734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825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61294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0534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0483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1961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5784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7886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6144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1581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0071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6644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13744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5.5811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054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8902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405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336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218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388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289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3099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84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33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1464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7458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197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9741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3828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5896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897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476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.6550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9469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4619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7232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2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7456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8652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4069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5131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04107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6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4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2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7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68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531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9546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.3858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279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9.7523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5816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5108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391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031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5937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824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7408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1644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1412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3624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82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04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2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8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67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5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29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396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3827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987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8632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2794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4260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836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.6928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2.817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1.9004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3794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2.6188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4.2502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4.2890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6.77053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33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7572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2469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31018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5.4444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61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03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411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573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346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215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26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697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028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168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196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171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1955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743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9352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27043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7549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1147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4638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49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7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47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8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20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16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24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6.2439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5.4573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1230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float" office:value="96865" calcext:value-type="float">
            <text:p>9686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2091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9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4.2468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5004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0514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847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0259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893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9348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5662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9736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0160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0736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1634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2241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9493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0085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3776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2048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2325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51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9778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028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8655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0607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0.8048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030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989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217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142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609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7427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0155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1870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3588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7941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3469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0645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6344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1410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15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87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84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3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6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3.0688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.9687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2900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624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7649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0605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3437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003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0575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2163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3020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3578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1462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883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10399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3877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5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66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4491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2465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1885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138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466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928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036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80626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552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54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117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30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9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3580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454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762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977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101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906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286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425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3169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426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7895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924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0174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2199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386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1.8957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.81863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3.32009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8870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738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26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8603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983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22049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4485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6281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.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2.1054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2.6016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3.3275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8929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6231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0.4617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6.78425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203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2897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113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6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5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5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1606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22377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958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4253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.6832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999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912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328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087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43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809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0664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6770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0075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1265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8154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4924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1435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0846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154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4166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5187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8390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.525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9062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84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4283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907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93023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4504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628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0666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3253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65819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1599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1.57806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2641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81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0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20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3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511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8643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.4787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4856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0383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7545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670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8741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3218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762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3535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2253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125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5.8614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5.6098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873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6534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8519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3542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461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185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3441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307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906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8435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6.0822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196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366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456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637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728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153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0252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3725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3448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247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5144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7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40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552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65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64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75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67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68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75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59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57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0767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12098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8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2.7677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9568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4.5535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9473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2187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0364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4877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815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017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834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8974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9723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4295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7659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067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0848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4581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371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6507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7936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87897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3.57946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3.46219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3833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0171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0426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2.9488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.6925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65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17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45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776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165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116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411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63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4905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09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17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2477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78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25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044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9246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8641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6045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1380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4018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6458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630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0.8709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8.7502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6613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8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3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6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3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12505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0670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0.85709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0572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939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58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050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085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65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69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3478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6742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0229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3295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5921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1.96228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1.4648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7.666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7675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9698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14177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94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455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.18916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4626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1195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1153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152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53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66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89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4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776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6363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27314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7873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48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05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50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555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4644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1975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9068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9874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2274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2520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469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958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968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962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971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351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131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409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347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683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0515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325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83557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348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8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855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1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85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6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7.0334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7.5170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.1992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85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5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85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5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95851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331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27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9357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8886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227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940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647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0606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7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3754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9486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805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838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865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3.5657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0.4001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8329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5271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5547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8887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2426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9507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9.7563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788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87273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31756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4.8914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6.6093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97359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9436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02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3.257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940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6.006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7.3781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3.0718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9749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2834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5822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17706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5472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2.0145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1045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1452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2710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417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5292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217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5.0659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float" office:value="56039" calcext:value-type="float">
            <text:p>5603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2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8876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9311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22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363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81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398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4723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91226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5952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078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3206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18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45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6188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0164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2863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85309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2127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6184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727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69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227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556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221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9516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2180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2538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2566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31453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29505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45616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3708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0252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8414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7084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4256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8070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8125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1200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814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277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79029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72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8623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7020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86831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52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5100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7778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37467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8119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2467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5727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float" office:value="77376" calcext:value-type="float">
            <text:p>7737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2655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9405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988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986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034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055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9.5525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.3419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3831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2362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2254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4846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158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8902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7330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17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91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8066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7218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8.32675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989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9336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474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6914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float" office:value="99955" calcext:value-type="float">
            <text:p>9995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768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762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636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623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82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981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0386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8999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1115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3697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5480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7166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8254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495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158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904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255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916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201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4558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9805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4162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7558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8393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7874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46057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4550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87337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5811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9493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9373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185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8417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707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162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1736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9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03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3.94092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9.0586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5834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1.6362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795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1458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54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3692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758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513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967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59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027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3307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0662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1291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187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9.5415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1551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8581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7637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9912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7784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4299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76254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3319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6419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0818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817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6661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460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2543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4760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2180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4405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4873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5471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6953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143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295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019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794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149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072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4.9379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31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046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977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26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0571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479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0028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8507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0473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9932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9451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2235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7196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9392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8.44157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632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9104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4312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6197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8910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0431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4484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4756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0.9689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3.5027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3.0072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21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678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60434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2384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0902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8742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6021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1762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7386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4110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812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999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989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47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243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258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2334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.39421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9.46026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7780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193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5706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396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0888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14168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10031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316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316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47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65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6245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940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93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3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84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69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26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783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9706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6118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5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1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7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76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36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7670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1431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61335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8058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3748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0339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1.486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815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6557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3326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1243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367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524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569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427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404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526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5.0849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.2160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1.7332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8905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.13746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.9415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.16726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.6160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756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212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6763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5384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160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274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584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943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213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869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405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018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445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103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958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83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844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59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67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7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76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84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5193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5420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6717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7176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7506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6831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58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5697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1737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float" office:value="68768" calcext:value-type="float">
            <text:p>6876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.93207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.7479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7123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353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406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008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4992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8480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640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9792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7539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037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04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7231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968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038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827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3916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1121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6204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5493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8448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6397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382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45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461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517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555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19293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4522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1.105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.577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2.804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4.8122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7882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0615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4553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76471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0436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0029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2.3115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1912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85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372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420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267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4282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9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2708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74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194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678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130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387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2.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788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.3843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3.7314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2042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46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832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00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69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2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565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33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9811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9705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06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1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0647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2946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2226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4556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3502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6.2202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052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219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938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799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250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6168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96216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9.83031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794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5765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981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301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532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9.3427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2408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.6294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4.8161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.73339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4254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168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2276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9.8913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.44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4.2807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6.9583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6.2121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.242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.3140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.0280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026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4.0803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5.3041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2.853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9.2799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5.022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7.16705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506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908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881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0416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527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566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5332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980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9563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1360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00187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6252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73101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7.53658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5.1424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997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11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11967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32884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18592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39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47578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0601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0370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7397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3377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3889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793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94489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14777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5263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8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7231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50414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19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2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95891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.047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3.19853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6.8193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182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2794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3401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076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143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358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4921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6617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2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45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624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91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1365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9591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769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604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075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691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2.1958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013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2.5512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3176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18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3267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76601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49003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4747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707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15784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19822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441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8107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0616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9124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931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6632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5624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1390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float" office:value="96398" calcext:value-type="float">
            <text:p>96398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01159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6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4962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0422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56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3817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649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501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771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5317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3838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6644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0346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68301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2.5673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5630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6.7764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8402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7465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1745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013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339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.2931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04711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9.3665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142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9812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02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43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2893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7.0253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211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3722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57328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03257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1137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5.5764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052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1270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3958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246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482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5394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6971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950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2648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7.7332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.7779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1.9476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6.3109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906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4257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2.9186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4999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28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95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3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8141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5324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097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6754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32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7.0221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.1309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2041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7237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7139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7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6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53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1174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6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512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103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369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9257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4806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5350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353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4.37776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73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62202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799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283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.0253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55761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6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674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.02091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.2947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2901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6461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2453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55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7772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5812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5680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3.078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7.2101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0852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31836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1862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2450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6538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3.8491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5779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5285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659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620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626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640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998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5918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2544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7.99265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8.5571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9494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986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004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84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265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9500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2.4261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526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918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float" office:value="17661" calcext:value-type="float">
            <text:p>1766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781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0338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0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9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8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84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0238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4724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6885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6140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394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22828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672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81275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8439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14537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1435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3318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.195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3.4072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04756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96097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9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3.98583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551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8.7724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0.79161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7071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843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290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86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732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361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573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1513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7.9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7304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914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958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991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1207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8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26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070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704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835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5024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4.5079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5.2932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536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719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029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8.5713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24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55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57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6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7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31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590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816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861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60504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7846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4917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12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5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7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57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159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7.4830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1804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1593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61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774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5253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8698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2918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2921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86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062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4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03942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564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.136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2.09388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3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1.38626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6934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4664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1822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48186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42925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64927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0.6224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2.6892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65241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03689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76538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86117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43586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1.4430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0761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9.4733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0.0879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4504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2.8291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2.4441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51.08921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30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340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147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46439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.8678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9757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4137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2596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36649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719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0828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1005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8872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3.8847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6453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9399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6.22051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4365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9833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1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2360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float" office:value="57789" calcext:value-type="float">
            <text:p>5778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7.8609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2529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8972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0.085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126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2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8490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3324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385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2537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2425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2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6852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44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3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0992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1.4180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694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8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2.7537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0.98465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4.3812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2051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6389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42589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4.0121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26486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0386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285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2753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463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712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0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33217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890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295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705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0385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31774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39104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0.56039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.40721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548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0835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1135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2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613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66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952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938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851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92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948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1883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90839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52469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.7988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7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52396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4974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84699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4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5862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0730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40803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61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.7246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97043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39458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00306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52204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09996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3564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1.4379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887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49007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283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14187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21236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0.3416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93489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032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3364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7233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8.6386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46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0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9386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5.8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8291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0.38129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539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09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5888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226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7188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639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2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4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0828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47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958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7599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7577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784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59539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025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14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2.69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7352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6.9175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1982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51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588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0850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8211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.7995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8.8591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20163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58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99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2530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6616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805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3706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9148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045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259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23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603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078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861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006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07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828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968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918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984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969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027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046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2513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3.7396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2512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9.3633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.07324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8.52086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51044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37576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417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0705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4418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7240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25337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8.83165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7369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1905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9083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0985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1374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0.6465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8.73919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0835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80103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8567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9490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4444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89323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1.1245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7373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0701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0463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51592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6536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1491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2115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007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6688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34571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5460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4800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0385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93926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float" office:value="75799" calcext:value-type="float">
            <text:p>75799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3983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837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7.97476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4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4.4553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933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0611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94861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55216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5.74508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9.42577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6837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76153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0244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762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6290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79438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1242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794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0783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7.3848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4.23237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88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3129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7753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7120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8758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26898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44753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53321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6275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79477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4227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0.7028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27319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6.5293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7720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1345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3095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6191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8503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4112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4296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0986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0941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2697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float" office:value="64232" calcext:value-type="float">
            <text:p>64232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7.1095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78115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198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7.731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43.9633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4829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6130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435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639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99731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2238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8281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076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0127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38249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6898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479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1917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8096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487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88911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809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594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314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996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179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877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84185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2851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78481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78737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01514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527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840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7022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829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5788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2893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154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391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483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951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38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0320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5123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8809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1758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5172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444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521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4811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512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540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5.61217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3336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5730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8401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5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8.9799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4454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16519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9150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2168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9775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3839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326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8637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7.8678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3.2431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669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2989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330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5659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981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699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3320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0452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7370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77247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7962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2031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0915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8.1709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1928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9412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27828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7.9965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.01883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4823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4.79307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3.0057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float" office:value="85554" calcext:value-type="float">
            <text:p>8555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8308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8857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8920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9566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8756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32201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2653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5716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34703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41681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8438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5980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8087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8871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8181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9238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29605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5.7214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69874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954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5.54849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8.29125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0518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6375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9723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5914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9693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1710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1142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082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1.6595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2.6676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.7022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3.77221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1105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12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8543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8164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4274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4926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54592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7058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96431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934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6.7945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9.33113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4.75123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2553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446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6393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261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181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51408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3427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6896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73122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13981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86492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6107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1871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9020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5.2871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02507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81278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8341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646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946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0182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690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603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001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9.1328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4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63989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14637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04848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2818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2404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7218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436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2504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6257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486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190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866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256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1377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154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3723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627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030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963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216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493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4216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476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4887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573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582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7.41008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.5681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8.7475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6331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0134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72.07033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9.9053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49388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7192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3792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019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4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1647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5713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7430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3296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.18999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4.27514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8.4492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9292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59544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29189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54587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99744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71296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87937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8.3730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364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7822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6542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7058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26626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6826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76258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3611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0201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3891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22615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59619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4079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3.2728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17085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9830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06237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58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6.8318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033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34284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8624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6448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8.61046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8.89319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302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67836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19459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6041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21994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69488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6120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6845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8213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1657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25407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4084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2600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0238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1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896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0461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7520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14234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19041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6.5470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1946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6805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15946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.84503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0.15829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10524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64427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5.1909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1222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5590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8676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8754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6761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3766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31748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4611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7.39626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7.0696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7854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24577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086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15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1577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556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2077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3914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84971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70092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23091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4.7851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35104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2.6704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5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0831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91896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4939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77031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7181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42392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27476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1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34058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998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066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4473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1245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5986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611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8.53763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92596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41915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72554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201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1265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07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8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33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26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61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03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44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756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01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274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0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937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4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186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2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117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28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225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353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491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72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9082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02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791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512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984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077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353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190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1818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2044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1911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2356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831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1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25203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3356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297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39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1158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825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912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5871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872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1103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57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187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2051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188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1085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49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62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66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323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514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3123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597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81865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306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084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81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1194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38314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67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1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637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332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845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20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629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523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947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13502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69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73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07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9145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711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3134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783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337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109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38081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1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208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024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74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3455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41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8707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81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098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81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70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57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7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47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03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92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81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448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893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826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55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3872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48646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240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44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568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69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50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795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4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95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173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336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0.99427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16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5469</text:p>
          </table:table-cell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533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061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8781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361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920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2" calcext:value-type="float">
            <text:p>2012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563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76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11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64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1.006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363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737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746</text:p>
          </table:table-cell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443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81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4989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7748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979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16544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3799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9171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470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float" office:value="27022" calcext:value-type="float">
            <text:p>27022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8.70709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2014" calcext:value-type="float">
            <text:p>201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517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55032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968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4762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69641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02675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4721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9.09757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1919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77504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5134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70887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95.82353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95342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8.7948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17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2918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22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6831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70299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27519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54453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8.99527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0271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7.12731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074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38753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175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3819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3142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6.2702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8996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2361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61821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09406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.63821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.54922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9.08184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2.71874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3.81158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8413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7.58022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9832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0.51647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1342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5.29266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7448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68072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3585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2508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1639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01991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9.55169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28368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7686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939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933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1224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983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2563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776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79736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04248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6511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88184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3831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27055</text:p>
          </table:table-cell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2081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31595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0561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5</text:p>
          </table:table-cell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3666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.25376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82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06297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79369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73125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01104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53993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92766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9.737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0.2953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7792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84876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157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1531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0436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3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97685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3375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47947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43292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21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82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49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86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6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0772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3252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31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417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678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798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4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3906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689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8124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442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9527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41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656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492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9205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001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197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553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00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319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947</text:p>
          </table:table-cell>
        </table:table-row>
        <table:table-row table:style-name="ro1">
          <table:table-cell office:value-type="string" calcext:value-type="string">
            <text:p>Palestin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24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20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98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5637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289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7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857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04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65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13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2.4271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3.95316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197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7.2205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8.92493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9.8879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1857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15069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65.0146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64029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1806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3.3422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7302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8.2295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46199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02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0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99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894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96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6523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2085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4955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37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1587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3918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4631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399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0163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58547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9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06486</text:p>
          </table:table-cell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19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8</text:p>
          </table:table-cell>
        </table:table-row>
        <table:table-row table:style-name="ro1">
          <table:table-cell office:value-type="string" calcext:value-type="string">
            <text:p>Guadelou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3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5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51</text:p>
          </table:table-cell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141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2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8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556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41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041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6932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597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126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2.8740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6.01068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6.4481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6.9460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7.5636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6996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091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466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0078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4438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3234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40171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3964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5881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262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60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54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54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8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73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5857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9049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791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0868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6230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639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637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705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84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703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22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53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463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41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455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3.1814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3.8384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4.7197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5.01637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5.8705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6644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705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744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7757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815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745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8218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7045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2364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9150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4.1420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4.5694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5.291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5.48764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6.3776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2708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5.6457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6.0870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6313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7.26527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7.0138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7.7073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8.3613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8.2793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2082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5994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9505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6014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9956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5100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1.7748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2.7331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3.5177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3.92068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4.3537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426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7296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0833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9894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4717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191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22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23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2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26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1436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6471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9338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6945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5271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9442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0352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1479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586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803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8291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892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01748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1569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3448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851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526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581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598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62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4.8818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0.225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1.3330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2.014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2.70191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251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693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508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226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554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6152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6452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760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90128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1718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0491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72423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816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4383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5593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1778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5065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9823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7646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6.6201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176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3791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2885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6981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4202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930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996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1115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181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5257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280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327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5273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510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5884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9.3522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9.6869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1491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0.6617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1.5042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1425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4628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3747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6996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4573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9759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004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051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089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1387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17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250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5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38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1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9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89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9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0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7564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792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80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46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45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6214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687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72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830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91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85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92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00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96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00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07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14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469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3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66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75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99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3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90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673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711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83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858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949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74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798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2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866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0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7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3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5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5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8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2288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3348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802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1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441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65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70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72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75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835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2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2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2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2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2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122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13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63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77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200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49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4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40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40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43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12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377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454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141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66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12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42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78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07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734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6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69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68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691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717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388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428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495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5734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697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213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260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340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368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422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047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022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062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0793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106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257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28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44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60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73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679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721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12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894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33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5.1657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5.3924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6.12897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5.5420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6.1205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1472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9.6992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430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0.484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1.1457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5270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5.9693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6.6549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082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6.4119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9.1148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9.5494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.9367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1.5250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2.5157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0326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7441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7260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6209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233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8506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31123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7817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654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3438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07657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3323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0818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85591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51847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793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803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936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9229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9797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453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477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550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07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673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419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846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146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357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5181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3656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778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7824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94042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506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4687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.79825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6205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2127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9251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0942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464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5978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8683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1048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3.5482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3.6344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526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0739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5.8370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5156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0379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8592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5478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1730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1249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3979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8741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2606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5844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8822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9314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3.01117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8347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804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float" office:value="92729" calcext:value-type="float">
            <text:p>9272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7921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4017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6285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92497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18191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9.5268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5885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3690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2.2805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3.3425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3.4310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4.4665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5.2655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6.27925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5140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8933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51923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02479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4667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2895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4395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7401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0215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2347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05391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4056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7422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16037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5148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667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734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809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840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944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381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395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405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420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42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6398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7115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9060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95291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0048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193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2256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6768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9511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2242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9105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3810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9577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6529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1944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13466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2668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94034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30485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7469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2365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32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5619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7356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78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7790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1012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6559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1377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5536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68333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8668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172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4312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6425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84601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93651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0550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1653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25822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5113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6078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08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769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853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7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7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7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7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35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444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67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907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03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2183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2549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338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412</text:p>
          </table:table-cell>
        </table:table-row>
        <table:table-row table:style-name="ro1">
          <table:table-cell office:value-type="string" calcext:value-type="string">
            <text:p>Sub-Sahara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495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67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082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09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3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154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739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7694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839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930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041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90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965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046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1081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171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3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42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61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79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791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7748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1177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1583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17107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09787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8.80508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float" office:value="39183" calcext:value-type="float">
            <text:p>3918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6255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0.16243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0.7238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6.36009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7.117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8.0319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.29022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8.073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3581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34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581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4136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64402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6058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13155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93806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57074</text:p>
          </table:table-cell>
        </table:table-row>
        <table:table-row table:style-name="ro1">
          <table:table-cell office:value-type="string" calcext:value-type="string">
            <text:p>Arab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20731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225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2518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2662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288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302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955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0038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5375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7812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07237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0796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1174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1363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1649</text:p>
          </table:table-cell>
        </table:table-row>
        <table:table-row table:style-name="ro1">
          <table:table-cell office:value-type="string" calcext:value-type="string">
            <text:p>Central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1886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06053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1445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63183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90318</text:p>
          </table:table-cell>
        </table:table-row>
        <table:table-row table:style-name="ro1">
          <table:table-cell office:value-type="string" calcext:value-type="string">
            <text:p>East Asia and the Pacific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083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2586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2169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36296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7.610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.75686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30744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15811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0166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30955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.7239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1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222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265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301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33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50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53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70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65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68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661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9902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029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88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78029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.2315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1884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8.87696</text:p>
          </table:table-cell>
        </table:table-row>
        <table:table-row table:style-name="ro1">
          <table:table-cell office:value-type="string" calcext:value-type="string">
            <text:p>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7587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76494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1894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45872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62513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77418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5063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5116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5494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5154</text:p>
          </table:table-cell>
        </table:table-row>
        <table:table-row table:style-name="ro1">
          <table:table-cell office:value-type="string" calcext:value-type="string">
            <text:p>Low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54941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.3137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6.0198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88195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8537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.68745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5736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6758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90508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10199</text:p>
          </table:table-cell>
        </table:table-row>
        <table:table-row table:style-name="ro1">
          <table:table-cell office:value-type="string" calcext:value-type="string">
            <text:p>Upp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2550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914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1289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5881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9467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27588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1477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2292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323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4189</text:p>
          </table:table-cell>
        </table:table-row>
        <table:table-row table:style-name="ro1">
          <table:table-cell office:value-type="string" calcext:value-type="string">
            <text:p>South and West Asi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5142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3.08135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3.8069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.90089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78764</text:p>
          </table:table-cell>
        </table:table-row>
        <table:table-row table:style-name="ro1">
          <table:table-cell office:value-type="string" calcext:value-type="string">
            <text:p>Lower middle income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64043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200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9829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4874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8767</text:p>
          </table:table-cell>
        </table:table-row>
        <table:table-row table:style-name="ro1">
          <table:table-cell office:value-type="string" calcext:value-type="string">
            <text:p>Central and Eastern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9312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80384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144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553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0610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5105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3461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5883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743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8408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0690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9504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4713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29604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8887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441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3343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0098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2718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4590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6230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0741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1245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1780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134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1731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217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224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230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236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241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60434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2384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0902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8742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6021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661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7953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929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062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209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9355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8885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2271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939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646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919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944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977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967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20061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581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2484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1466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9932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8763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6240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7723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6391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.6069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5267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645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0346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7.3611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7.6238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7714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7506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0636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231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3105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593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530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675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600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7843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2027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83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18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9581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752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801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197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278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948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823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8690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2039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3656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5559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8509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float" office:value="78067" calcext:value-type="float">
            <text:p>7806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5240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2005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568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7731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2739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4486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6088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6281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8079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5193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5420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6717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7176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7506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99504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3454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3947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4532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5187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0136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1520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0875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0239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0312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545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8299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2355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6221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9920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352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364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36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283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272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974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0582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144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2343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336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7000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6707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308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float" office:value="98098" calcext:value-type="float">
            <text:p>9809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152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065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124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186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134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335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6984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8901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0654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0915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2825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50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993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062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29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22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1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33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32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49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59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209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283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79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62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36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5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1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3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3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5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3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4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5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6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74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38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1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5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49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4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40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40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43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02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02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02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3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368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.9074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6853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2566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2.9458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63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4905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09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17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2477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2.0387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2.5352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3.2600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8253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5544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0957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3464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8229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1679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5241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4541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329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205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895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9889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1790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7202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4427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0879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7590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0606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6269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3822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0571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7600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1569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427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5622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6823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7968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2095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3800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5475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7127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8560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9129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7731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5885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float" office:value="92605" calcext:value-type="float">
            <text:p>9260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6647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1348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1479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1574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690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876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8366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117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422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6206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8734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4504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628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0666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3253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6581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3.9670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4920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.4480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6.220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7.22574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3349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7900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3.3253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7669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2995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0975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8498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8435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3.656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4.5993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9.5525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0.3419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3831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2362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2254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3518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5989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8412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0803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5.2917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1.8965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1.9714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4286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7651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0670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085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266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420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592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float" office:value="99087" calcext:value-type="float">
            <text:p>9908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1415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1.3108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5273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6466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8835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6273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9884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.6690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.0125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.3119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282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3579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554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706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377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7303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31009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5691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0193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4448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0297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0168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2897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348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3771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886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2256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6841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1702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5833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679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713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702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760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780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0379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0006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4079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5122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5426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4123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4250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430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4400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45456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257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260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299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368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454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122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13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63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77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200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467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494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528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556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597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962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0225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056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115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1776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226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921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9555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56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977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745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806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886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940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016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88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88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88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88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88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04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113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44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13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64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61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6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64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66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6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84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01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1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18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23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7474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5115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2349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5.6011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5994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9505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6014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9956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51004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4.12244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4.5496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5.2696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5.4673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6.354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1.3791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6681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2.0801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2.5518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3.354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7358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789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7360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8146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630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9.3522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9.6869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0.1491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0.6617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1.5042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0333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0936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1614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2099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1020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2475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0744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504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9061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5.5180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1713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3743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2840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6937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4161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5272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6316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7499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8129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8995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4377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5421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6661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7534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8754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8.7842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9.3488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9.7963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9.9192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0.6976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0.2215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2485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1.9965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2.5215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3.2064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9.58693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0.0086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1.1741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1.4140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1.6730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3394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9.8666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0.1867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8516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1.7561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8.1670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8.4775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8.8529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9.3433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9.9367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6289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3146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4491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0862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23522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4.9525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3560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7691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158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3435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1370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5.4574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3696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6946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7.4525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1460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2509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388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469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5903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9996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77516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.0939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0946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5.430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6996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091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466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0078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4438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0.1580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3.9148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.7593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3054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5.849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0.9333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7.6901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9.1100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9.577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0.0658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1778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5065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4.9823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7646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6.6201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3010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6061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9638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8890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3833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9.7413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8179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7007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232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9116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6169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556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2424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786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13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195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224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251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326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785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195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311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3193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328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6644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705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4744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4775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815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24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293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497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481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561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945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797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576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0108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097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22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53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463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41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455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70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71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78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8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95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95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093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11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24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1154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1.56544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1.690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2.154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5409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1176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5.8415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2195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7.0363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7.6956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.3840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1106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3404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6593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0014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1405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0942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464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59786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8683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1048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0536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4717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0948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571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0368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5062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570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4042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2962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30993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421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53633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846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0080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1213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7498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9057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0549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1976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3544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25648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2540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0824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32684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3943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4739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7127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3.0450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4006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3.5392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42281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4.4857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5.1261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5.7167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6.4880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1121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9.4586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0.5178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1.297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2.2074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0731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906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7381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3559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.06583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1151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9.7112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1.0004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2.177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3.51388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8520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9811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3937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5104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6457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6.005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6.9367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8.0468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9.2516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3556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6324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8712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003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3201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5341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.6287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7742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5027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6.9149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7.2406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2365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32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5619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7356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78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0709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2046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87654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2412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6832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7309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1908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7528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4279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9526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5.9105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6.3810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6.9577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7.6529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1944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6948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76853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9667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0153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0692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8272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9023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9734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0408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046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4.0605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4.1354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4.750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4.7569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8020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537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599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603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627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671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078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134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20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293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410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67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082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09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13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154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2148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251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334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408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492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29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376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465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554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644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3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44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68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91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05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18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0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508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008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710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50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53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70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65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68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4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5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5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5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21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47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62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8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64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3.9634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4.6068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5.4964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6.1306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6.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5109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88035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3790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83259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1487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6.139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7370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7.5449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2891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9802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6668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6963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8033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7954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806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281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784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102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9583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459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189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236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298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290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481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5943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8357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2625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5549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8783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2.4680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3931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64045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7505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7772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206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217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228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239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249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314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353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41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453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6331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4569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67324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8745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0003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0366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7932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1464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6884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0218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2168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8389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4173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5896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7861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9103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063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08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1491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249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353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99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4854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522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552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74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9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9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00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00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8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8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8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8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4.7872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9961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5.3003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661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22425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1.6422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2.40709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7216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3.3663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0082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086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138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1199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17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206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160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359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506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685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96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8.7468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.90743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36601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9.9597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7722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32965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3068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0.8587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92238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1346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7532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602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574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630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670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0128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2176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4902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6441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8719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3673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70048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2691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5797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0195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1385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4931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97154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4784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9107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0161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1119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2062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29952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3762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630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678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382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810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933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28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4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52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7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61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669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7074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80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854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945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6214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687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772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830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91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53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3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19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01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12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9.5266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1.8772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2.3381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2.85044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3.4280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8591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3686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6795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3.45715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3106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2.4190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3.2319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4.0094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4.3991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4.7156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3.1638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3.8193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4.697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4.9951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5.8464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4332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4996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4358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5007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562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7.7403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5.1772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498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6661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.571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9223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0247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1728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2804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446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2714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0470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0.8555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1.2821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5504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5.405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6.1179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6.86343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6.8498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7.8439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6.9946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7.6864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8.339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8.2599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18565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5.44827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74615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1861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6.9316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7.7555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8.1904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8.2842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8.36776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8.4225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8.47746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678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6321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659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585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58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210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216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236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250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240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537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618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617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635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693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50799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51084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1352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1541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5183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22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25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22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19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22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321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413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505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5953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6728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float" office:value="58405" calcext:value-type="float">
            <text:p>5840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8.73557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9.5560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0.1478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0.859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991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8530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2889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4164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4294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9550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0030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5368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78054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0717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360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456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474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510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561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721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862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890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945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022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6.45587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6.92415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7.9149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8.8023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9.8274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349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656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0482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4521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4890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602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626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648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667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686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4.2586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5.2169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6.3629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7.6101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8.75686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5.115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5.2732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5.6980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5.9749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6.1592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4721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3984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44152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9220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0543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7281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7913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float" office:value="93401" calcext:value-type="float">
            <text:p>9340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6278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9243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4748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0.8089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2295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6593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6919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044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060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07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086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100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871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873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9222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984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066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3703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528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64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735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834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5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5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5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5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5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7147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7229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7323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7418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75142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777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7946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810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263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41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7.7759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038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2075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3164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8.5615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8.4330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8.74506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8929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9.0676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3400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8.0861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6817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.84446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0.6607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1.6247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1046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7.2908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8.1255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8.8434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9.3578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321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float" office:value="99651" calcext:value-type="float">
            <text:p>9965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696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877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7073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842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857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8866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901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7522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788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876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419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41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473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54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72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78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829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3.461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7299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0214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2129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4547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409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45332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2.8799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2308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3.5250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52.3638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2.9752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53.911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54.6816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55.7841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854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2.1753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5158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.7122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966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3.4880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4.42911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4.90955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5.7481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6.60209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2244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3411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819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97267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1538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9.837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60167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8156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7497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8762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0308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0572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0798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10519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1460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4288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6953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9727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21194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4234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7.06024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7.11648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7.27931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7.36792</text:p>
          </table:table-cell>
        </table:table-row>
        <table:table-row table:style-name="ro1">
          <table:table-cell office:value-type="string" calcext:value-type="string">
            <text:p>Asia (Eastern and 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4263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2.9576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2.9722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36097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7314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00368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6262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419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57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725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865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7.89786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7.5148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7.83933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7.7032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7.92295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9.8879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3.42296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3.9820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4.272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4.6854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9350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8.28105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6751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3655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.0051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9891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1.7497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2.5196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9296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3.1698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0.5857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0.9049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1.791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2.0868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2.6230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.2708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5.64576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6.0870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6.6313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7.2652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07544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75187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43273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2.09551</text:p>
          </table:table-cell>
        </table:table-row>
        <table:table-row table:style-name="ro1">
          <table:table-cell office:value-type="string" calcext:value-type="string">
            <text:p>Asia (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2.6385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6.1618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0312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7.7630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1224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8.4937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0.914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1289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5881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9467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2758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1509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280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311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360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4175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406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5594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5641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57127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57987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9.1363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9.198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9.58426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7777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0.0266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36399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62711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878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187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4517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8.8507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9.31414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78068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0.38312</text:p>
          </table:table-cell>
        </table:table-row>
        <table:table-row table:style-name="ro1">
          <table:table-cell office:value-type="string" calcext:value-type="string">
            <text:p>Africa (Nor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1.0712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3.1930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3.22486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3.6760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3.95045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4.22363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5988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60814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60882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61258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6194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5179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6416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4.9437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1592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41243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208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2808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353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395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4516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96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96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97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97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97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6093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7427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1.0155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1.1870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1.35885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9228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9230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9231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9232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9233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float" office:value="89153" calcext:value-type="float">
            <text:p>8915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9.4579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9.8886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29884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69119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6.3586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6.47314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6.9025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6.95854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7.0205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699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7029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70662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7032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758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599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321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589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903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17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250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52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4388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51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1.0019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0035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0034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0052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1.0064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1.0461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1.3871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1.7487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1.955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.2250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8858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8923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001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8969</text:p>
          </table:table-cell>
        </table:table-row>
        <table:table-row table:style-name="ro1">
          <table:table-cell office:value-type="string" calcext:value-type="string">
            <text:p>Latin America and the Caribbean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00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072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7.8529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8.5135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8.8405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79.18715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77.3996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78.5856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79.0088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79.6931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0.26731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25943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3.58905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2.1981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4.46856</text:p>
          </table:table-cell>
        </table:table-row>
        <table:table-row table:style-name="ro1">
          <table:table-cell office:value-type="string" calcext:value-type="string">
            <text:p>Asia (South-ea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4.6836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6686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64537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6485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65112</text:p>
          </table:table-cell>
        </table:table-row>
        <table:table-row table:style-name="ro1">
          <table:table-cell office:value-type="string" calcext:value-type="string">
            <text:p>Western Asia and Northern Afric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6561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066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078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13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17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6.5653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7.25358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8.09106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9.03235</text:p>
          </table:table-cell>
        </table:table-row>
        <table:table-row table:style-name="ro1">
          <table:table-cell office:value-type="string" calcext:value-type="string">
            <text:p>Asia (Central and 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9.83757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8816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88361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885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8870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8886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579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600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6125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635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6115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5.9138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6.0614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6.0616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6.0534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6.1146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337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339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3456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351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3571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5581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4.7672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04857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20363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43837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997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99751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99764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99775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9794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42.23358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41.80509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2.20084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41.79446</text:p>
          </table:table-cell>
        </table:table-row>
        <table:table-row table:style-name="ro1">
          <table:table-cell office:value-type="string" calcext:value-type="string">
            <text:p>Landlocked Developing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42.05504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0398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4173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0326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30042</text:p>
          </table:table-cell>
        </table:table-row>
        <table:table-row table:style-name="ro1">
          <table:table-cell office:value-type="string" calcext:value-type="string">
            <text:p>Asia (Central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33154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6397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637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7055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6843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87032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84.9220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85.05558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85.35599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5.57374</text:p>
          </table:table-cell>
        </table:table-row>
        <table:table-row table:style-name="ro1">
          <table:table-cell office:value-type="string" calcext:value-type="string">
            <text:p>Small Island Developing Stat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5.823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9.2665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9.2741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9.2768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9.2823</text:p>
          </table:table-cell>
        </table:table-row>
        <table:table-row table:style-name="ro1">
          <table:table-cell office:value-type="string" calcext:value-type="string">
            <text:p>Northern America and Europ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9.2911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1.44266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1.84148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2.39164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2.47119</text:p>
          </table:table-cell>
        </table:table-row>
        <table:table-row table:style-name="ro1">
          <table:table-cell office:value-type="string" calcext:value-type="string">
            <text:p>Least Developed Countrie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3.610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49291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4995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5109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51793</text:p>
          </table:table-cell>
        </table:table-row>
        <table:table-row table:style-name="ro1">
          <table:table-cell office:value-type="string" calcext:value-type="string">
            <text:p>Africa (Sub-Saharan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5254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65.313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66.01989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66.88195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67.8537</text:p>
          </table:table-cell>
        </table:table-row>
        <table:table-row table:style-name="ro1">
          <table:table-cell office:value-type="string" calcext:value-type="string">
            <text:p>Asia (South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68.68745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90.3855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90.47771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90.5513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0.6286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0.57428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0.89452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0.89504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0.89887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0.89939</text:p>
          </table:table-cell>
        </table:table-row>
        <table:table-row table:style-name="ro1">
          <table:table-cell office:value-type="string" calcext:value-type="string">
            <text:p>Asia (Western)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901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1:17:43.082673888</meta:creation-date>
    <dc:date>2018-12-07T11:18:39.288257548</dc:date>
    <meta:editing-duration>PT57S</meta:editing-duration>
    <meta:editing-cycles>1</meta:editing-cycles>
    <meta:document-statistic meta:table-count="1" meta:cell-count="16605" meta:object-count="0"/>
    <meta:generator>LibreOffice/5.4.7.2$MacOSX_X86_64 LibreOffice_project/c838ef25c16710f8838b1faec480ebba495259d0</meta:generator>
  </office:meta>
</office:document-meta>
</file>